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00000037A28161FCA1FEBF581.png" manifest:media-type="image/png"/>
  <manifest:file-entry manifest:full-path="Pictures/1000020100000904000004FAA3C7FFA1A1711C6F.png" manifest:media-type="image/png"/>
  <manifest:file-entry manifest:full-path="Pictures/100002010000026E0000016E38E829548D2EC7AC.png" manifest:media-type="image/png"/>
  <manifest:file-entry manifest:full-path="Pictures/10000201000003C4000002D68A7B1C1C353635F7.png" manifest:media-type="image/png"/>
  <manifest:file-entry manifest:full-path="Pictures/100002010000012C000000695A32E07366ABFB0E.png" manifest:media-type="image/png"/>
  <manifest:file-entry manifest:full-path="Pictures/1000020100000486000003962846F39D033E1708.png" manifest:media-type="image/png"/>
  <manifest:file-entry manifest:full-path="Pictures/1000020100000226000001C8B5B8AA6831E03F27.png" manifest:media-type="image/png"/>
  <manifest:file-entry manifest:full-path="Pictures/1000020100000181000000D70613F7A038061F4C.png" manifest:media-type="image/png"/>
  <manifest:file-entry manifest:full-path="Pictures/10000201000003E0000000CADF47E2973086D189.png" manifest:media-type="image/png"/>
  <manifest:file-entry manifest:full-path="Pictures/10000201000001680000007EBA35465DC30A0675.png" manifest:media-type="image/png"/>
  <manifest:file-entry manifest:full-path="Pictures/10000201000001F0000001642F0AF39F39AD667C.png" manifest:media-type="image/png"/>
  <manifest:file-entry manifest:full-path="Pictures/1000020100000074000000C8B0391EB0994393BD.png" manifest:media-type="image/png"/>
  <manifest:file-entry manifest:full-path="Pictures/10000201000001F10000004148D200A5ADEAA5ED.png" manifest:media-type="image/png"/>
  <manifest:file-entry manifest:full-path="Pictures/100000000000018C000001B54714EDF0FC79457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3.27cm" fo:min-width="11.125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2.99cm" fo:min-width="11.241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3.44cm" fo:min-width="8.791cm" fo:padding-top="0.175cm" fo:padding-bottom="0.175cm" fo:padding-left="0.3cm" fo:padding-right="0.3cm"/>
    </style:style>
    <style:style style:name="gr10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2.65cm"/>
    </style:style>
    <style:style style:name="gr11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1.111cm"/>
    </style:style>
    <style:style style:name="gr12" style:family="graphic" style:parent-style-name="standard">
      <style:graphic-properties svg:stroke-width="0.1cm" svg:stroke-color="#83cc83" draw:marker-start-width="0.35cm" draw:marker-end-width="0.35cm" draw:fill="solid" draw:fill-color="#ffffff" draw:textarea-horizontal-align="justify" draw:textarea-vertical-align="middle" draw:auto-grow-height="false" fo:min-height="5.606cm" fo:min-width="8.557cm" fo:padding-top="0.175cm" fo:padding-bottom="0.175cm" fo:padding-left="0.3cm" fo:padding-right="0.3cm"/>
    </style:style>
    <style:style style:name="gr13" style:family="graphic" style:parent-style-name="standard">
      <style:graphic-properties draw:stroke="none" draw:fill-color="#83cc83" draw:textarea-horizontal-align="justify" draw:textarea-vertical-align="middle" draw:auto-grow-height="false" fo:min-height="0.45cm" fo:min-width="1.95cm"/>
    </style:style>
    <style:style style:name="gr14" style:family="graphic" style:parent-style-name="standard">
      <style:graphic-properties draw:stroke="none" draw:fill-color="#83cc83" draw:textarea-horizontal-align="justify" draw:textarea-vertical-align="middle" draw:auto-grow-height="false" fo:min-height="0.494cm" fo:min-width="1.01cm"/>
    </style:style>
    <style:style style:name="gr15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12.001cm" fo:padding-top="0.15cm" fo:padding-bottom="0.15cm" fo:padding-left="0.275cm" fo:padding-right="0.275cm" fo:wrap-option="wrap" draw:shadow-opacity="8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0.195cm"/>
    </style:style>
    <style:style style:name="gr18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49cm" fo:min-width="3.7cm" fo:padding-top="0.225cm" fo:padding-bottom="0.225cm" fo:padding-left="0.35cm" fo:padding-right="0.35cm"/>
    </style:style>
    <style:style style:name="gr19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color="#dddddd" draw:fill="none" draw:textarea-horizontal-align="justify" draw:textarea-vertical-align="middle" draw:auto-grow-height="false" fo:min-height="8.95cm" fo:min-width="14.7cm"/>
    </style:style>
    <style:style style:name="gr2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21.2cm" fo:padding-top="0.15cm" fo:padding-bottom="0.15cm" fo:padding-left="0.275cm" fo:padding-right="0.275cm" fo:wrap-option="wrap" draw:shadow-opacity="80%"/>
    </style:style>
    <style:style style:name="gr22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49cm" fo:min-width="7.7cm" fo:padding-top="0.225cm" fo:padding-bottom="0.225cm" fo:padding-left="0.35cm" fo:padding-right="0.35cm"/>
    </style:style>
    <style:style style:name="gr2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657cm" fo:min-width="9.64cm" fo:padding-top="0.15cm" fo:padding-bottom="0.15cm" fo:padding-left="0.275cm" fo:padding-right="0.275cm" fo:wrap-option="wrap" draw:shadow-opacity="80%"/>
    </style:style>
    <style:style style:name="gr24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49cm" fo:min-width="2.3cm" fo:padding-top="0.225cm" fo:padding-bottom="0.225cm" fo:padding-left="0.35cm" fo:padding-right="0.35cm"/>
    </style:style>
    <style:style style:name="gr25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882cm" fo:min-width="0.632cm"/>
    </style:style>
    <style:style style:name="gr26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49cm" fo:min-width="1.1cm" fo:padding-top="0.225cm" fo:padding-bottom="0.225cm" fo:padding-left="0.35cm" fo:padding-right="0.35cm"/>
    </style:style>
    <style:style style:name="gr2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15.1cm" fo:padding-top="0.15cm" fo:padding-bottom="0.15cm" fo:padding-left="0.275cm" fo:padding-right="0.275cm" fo:wrap-option="wrap" draw:shadow-opacity="80%"/>
    </style:style>
    <style:style style:name="gr28" style:family="graphic" style:parent-style-name="standard">
      <style:graphic-properties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949cm" fo:min-width="1.9cm" fo:padding-top="0.225cm" fo:padding-bottom="0.225cm" fo:padding-left="0.35cm" fo:padding-right="0.35cm"/>
    </style:style>
    <style:style style:name="gr29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13cm" fo:min-width="19.2cm" fo:padding-top="0.15cm" fo:padding-bottom="0.15cm" fo:padding-left="0.275cm" fo:padding-right="0.275cm" fo:wrap-option="wrap" draw:shadow-opacity="80%"/>
    </style:style>
    <style:style style:name="gr30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pr1" style:family="presentation" style:parent-style-name="top-title">
      <style:graphic-properties fo:min-height="2.161cm"/>
    </style:style>
    <style:style style:name="pr2" style:family="presentation" style:parent-style-name="top-title">
      <style:graphic-properties fo:min-height="8.639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Answer-title">
      <style:graphic-properties draw:auto-grow-height="true" fo:min-height="2.4cm"/>
    </style:style>
    <style:style style:name="pr7" style:family="presentation" style:parent-style-name="Answer-notes">
      <style:graphic-properties draw:fill-color="#ffffff" draw:auto-grow-height="true" fo:min-height="13.364cm"/>
    </style:style>
    <style:style style:name="pr8" style:family="presentation" style:parent-style-name="Question01_20_h1_5f_-title">
      <style:graphic-properties fo:min-height="3.939cm"/>
    </style:style>
    <style:style style:name="pr9" style:family="presentation" style:parent-style-name="Question01_20_h1_5f_-notes">
      <style:graphic-properties draw:fill-color="#ffffff" fo:min-height="13.364cm"/>
    </style:style>
    <style:style style:name="pr10" style:family="presentation" style:parent-style-name="Question01_20_h1_5f_-title">
      <style:graphic-properties fo:min-height="2.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83cc83" style:font-name="Migu 1C" fo:font-size="22pt" style:font-name-asian="Migu 1C" style:font-size-asian="22pt" style:font-size-complex="22pt"/>
    </style:style>
    <style:style style:name="P3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solid" draw:fill-color="#83cc83"/>
      <style:paragraph-properties fo:text-align="center"/>
      <style:text-properties fo:color="#ffffff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style:font-size-asian="18pt"/>
    </style:style>
    <style:style style:name="P14" style:family="paragraph">
      <loext:graphic-properties draw:fill="solid" draw:fill-color="#ffffff"/>
      <style:paragraph-properties fo:text-align="start"/>
      <style:text-properties fo:color="#1c1c1c" fo:font-size="20pt" style:font-size-asian="20pt" style:font-size-complex="20pt"/>
    </style:style>
    <style:style style:name="P15" style:family="paragraph">
      <loext:graphic-properties draw:fill-color="#83cc83"/>
      <style:paragraph-properties fo:text-align="center"/>
    </style:style>
    <style:style style:name="P16" style:family="paragraph">
      <loext:graphic-properties draw:fill-color="#ffffff"/>
      <style:text-properties fo:font-size="20pt" style:font-size-asian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-color="#ffffff" draw:opacity="80%"/>
      <style:paragraph-properties fo:text-align="center"/>
      <style:text-properties fo:color="#279227" style:font-name="Migu 1C1" fo:font-size="18pt" style:font-name-asian="Migu 1C1" style:font-size-asian="18pt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/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text-align="start"/>
      <style:text-properties fo:color="#666666" style:font-name="Migu 1C1" fo:font-size="24pt" fo:font-weight="bold" style:font-name-asian="Migu 1C1" style:font-size-asian="24pt" style:font-weight-asian="bold" style:font-size-complex="24pt" style:font-weight-complex="bold"/>
    </style:style>
    <style:style style:name="P22" style:family="paragraph">
      <loext:graphic-properties draw:fill-color="#ffffff"/>
      <style:text-properties fo:font-size="28.1000003814697pt" style:font-size-asian="20pt"/>
    </style:style>
    <style:style style:name="P23" style:family="paragraph">
      <loext:graphic-properties draw:fill="solid" draw:fill-color="#83cc83"/>
      <style:paragraph-properties fo:text-align="center"/>
      <style:text-properties fo:color="#ffffff" fo:font-size="26pt" style:font-size-asian="26pt" style:font-size-complex="26pt"/>
    </style:style>
    <style:style style:name="P24" style:family="paragraph">
      <loext:graphic-properties draw:fill-color="#ffffff"/>
      <style:paragraph-properties fo:text-align="center"/>
    </style:style>
    <style:style style:name="T1" style:family="text">
      <style:text-properties fo:color="#83cc83" style:font-name="Migu 1C" fo:font-size="22pt" style:font-name-asian="Migu 1C" style:font-size-asian="22pt" style:font-size-complex="2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1c1c1c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1c1c1c" fo:font-size="20pt" style:font-size-asian="20pt" style:font-size-complex="20pt"/>
    </style:style>
    <style:style style:name="T11" style:family="text">
      <style:text-properties fo:color="#279227" style:font-name="Migu 1C1" fo:font-size="32pt" style:font-name-asian="Migu 1C1" style:font-size-asian="32pt" style:font-size-complex="32pt"/>
    </style:style>
    <style:style style:name="T12" style:family="text">
      <style:text-properties fo:color="#83cc83" style:font-name="Migu 1C1" fo:font-size="32pt" fo:font-weight="bold" style:font-name-asian="Migu 1C1" style:font-size-asian="32pt" style:font-weight-asian="bold" style:font-size-complex="32pt" style:font-weight-complex="bold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279227" style:font-name="Migu 1C1" fo:font-size="28pt" style:font-name-asian="Migu 1C1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2" draw:layer="layout" svg:width="17.6cm" svg:height="2.161cm" svg:x="0.6cm" svg:y="0.532cm" presentation:class="title" presentation:user-transformed="true">
          <draw:text-box>
            <text:p text:style-name="P1"><text:span text:style-name="T1">キッズプログラミング教室ぐらみん</text:span></text:p>
          </draw:text-box>
        </draw:frame>
        <draw:frame presentation:style-name="pr2" draw:text-style-name="P3" draw:layer="layout" svg:width="22.6cm" svg:height="8.639cm" svg:x="2.7cm" svg:y="5.073cm" presentation:class="title" presentation:user-transformed="true">
          <draw:text-box>
            <text:p><text:span text:style-name="T2">まちがいさがしゲームを</text:span><text:span text:style-name="T2"><text:line-break/></text:span><text:span text:style-name="T2">作ろう！</text:span></text:p>
          </draw:text-box>
        </draw:frame>
        <draw:frame draw:style-name="gr1" draw:text-style-name="P4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6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8" draw:layer="layout" svg:width="15.6cm" svg:height="4.181cm" svg:x="12.4cm" svg:y="6cm">
          <draw:text-box>
            <text:p text:style-name="P7"><text:span text:style-name="T4">「まちがいをさがせ！」</text:span></text:p>
          </draw:text-box>
        </draw:frame>
        <draw:frame draw:style-name="gr4" draw:text-style-name="P9" draw:layer="layout" svg:width="12.2cm" svg:height="10.88cm" svg:x="14.78cm" svg:y="8.12cm">
          <draw:text-box>
            <text:p><text:span text:style-name="T5">● </text:span><text:span text:style-name="T5">右の絵の中から左の絵とちがう部分をクリックすると、まちがった部分を消すことができる</text:span></text:p>
            <text:p><text:span text:style-name="T5">● </text:span><text:span text:style-name="T5">まちがった部分を全部見つけることができればゲームクリア</text:span></text:p>
          </draw:text-box>
        </draw:frame>
        <draw:frame draw:style-name="gr5" draw:text-style-name="P10" draw:layer="layout" svg:width="12.2cm" svg:height="0.988cm" svg:x="2cm" svg:y="19.212cm">
          <draw:text-box>
            <text:p><text:span text:style-name="T6"><text:a xlink:href="https://scratch.mit.edu/projects/84812538/" xlink:type="simple">https://scratch.mit.edu/projects/84812538/</text:a></text:span></text:p>
          </draw:text-box>
        </draw:frame>
        <draw:custom-shape draw:style-name="gr6" draw:text-style-name="P11" draw:layer="layout" svg:width="12.553cm" svg:height="3.8cm" svg:x="14.647cm" svg:y="16.8cm">
          <text:p text:style-name="P4"><text:span text:style-name="T7">完成（かんせい）したブロックはこの </text:span><text:span text:style-name="T7">URL </text:span><text:span text:style-name="T7">に</text:span></text:p>
          <text:p text:style-name="P4"><text:span text:style-name="T7">アクセスして見ることができるよ！</text:span></text:p>
          <draw:enhanced-geometry svg:viewBox="0 0 21600 21600" draw:mirror-horizontal="false" draw:mirror-vertical="false" draw:text-areas="800 800 20800 20800" draw:type="round-rectangular-callout" draw:modifiers="-2393.30890552812 16621.9415943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12" draw:layer="layout" svg:width="13.279cm" svg:height="10cm" svg:x="1.2cm" svg:y="8.6cm">
          <draw:image xlink:href="Pictures/10000201000003C4000002D68A7B1C1C353635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 presentation:user-transformed="true">
          <draw:text-box>
            <text:p><text:span text:style-name="T9">まちがいの絵の完成（かんせい）スクリプト</text:span></text:p>
          </draw:text-box>
        </draw:frame>
        <draw:custom-shape draw:style-name="gr8" draw:text-style-name="P14" draw:layer="layout" svg:width="12.201cm" svg:height="3.7cm" svg:x="14.799cm" svg:y="9.3cm">
          <text:p text:style-name="P1"><text:span text:style-name="T10">これはゲームが始まったとき見えるようにする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4" draw:layer="layout" svg:width="9.801cm" svg:height="4.2cm" svg:x="16.999cm" svg:y="14.8cm">
          <text:p text:style-name="P1"><text:span text:style-name="T10">これはクリックされたときに消して、残（のこ）りのまちがいの数を減（）へらす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3.599cm" svg:height="1.4cm" svg:x="11.2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1.841cm" svg:height="1.4cm" svg:x="15.158cm" svg:y="15.901cm">
          <text:p/>
          <draw:enhanced-geometry svg:viewBox="0 0 21600 21600" draw:text-areas="?f7 ?f0 21600 ?f2" draw:type="left-arrow" draw:modifiers="7305.53745928339 5056.959314775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4.158cm" svg:height="10.16cm" svg:x="1cm" svg:y="8.4cm">
          <draw:image xlink:href="Pictures/10000201000001F0000001642F0AF39F39AD667C.png" xlink:type="simple" xlink:show="embed" xlink:actuate="onLoad">
            <text:p/>
          </draw:image>
        </draw:frame>
        <draw:frame draw:style-name="gr7" draw:text-style-name="P12" draw:layer="layout" svg:width="4.573cm" svg:height="1.6cm" svg:x="19.4cm" svg:y="6.6cm">
          <draw:image xlink:href="Pictures/10000201000001680000007EBA35465DC30A0675.png" xlink:type="simple" xlink:show="embed" xlink:actuate="onLoad">
            <text:p/>
          </draw:image>
        </draw:frame>
        <draw:frame draw:style-name="gr7" draw:text-style-name="P12" draw:layer="layout" svg:width="2.606cm" svg:height="4.495cm" svg:x="23.8cm" svg:y="3.905cm">
          <draw:image xlink:href="Pictures/1000020100000074000000C8B0391EB0994393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presentation:style-name="pr6" draw:text-style-name="P6" draw:layer="layout" svg:width="25.199cm" svg:height="2.4cm" svg:x="0.201cm" svg:y="2.5cm" presentation:class="title">
          <draw:text-box>
            <text:p><text:span text:style-name="T3">ゲームクリアの完成スクリプト</text:span></text:p>
          </draw:text-box>
        </draw:frame>
        <draw:custom-shape draw:style-name="gr8" draw:text-style-name="P14" draw:layer="layout" svg:width="12.201cm" svg:height="3.7cm" svg:x="14.799cm" svg:y="8.9cm">
          <text:p text:style-name="P1"><text:span text:style-name="T10">まちがっている絵の数はここの数と同じ数にする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9.801cm" svg:height="6.6cm" svg:x="16.999cm" svg:y="13.5cm">
          <text:p text:style-name="P1"><text:span text:style-name="T10">これはまちがっている絵を全部見つけたときに、ゲームクリアの絵を見えるようにして、ゲームを終了（しゅうりょう）させるブロック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.799cm" svg:height="1.4cm" svg:x="12cm" svg:y="9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.841cm" svg:height="1.4cm" svg:x="15.158cm" svg:y="14.401cm">
          <text:p/>
          <draw:enhanced-geometry svg:viewBox="0 0 21600 21600" draw:text-areas="?f7 ?f0 21600 ?f2" draw:type="left-arrow" draw:modifiers="7305.53745928339 5056.9593147751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1.171cm" svg:height="1.46cm" svg:x="15.829cm" svg:y="6cm">
          <draw:image xlink:href="Pictures/10000201000001F10000004148D200A5ADEAA5ED.png" xlink:type="simple" xlink:show="embed" xlink:actuate="onLoad">
            <text:p/>
          </draw:image>
        </draw:frame>
        <draw:frame draw:style-name="gr7" draw:text-style-name="P12" draw:layer="layout" svg:width="13.56cm" svg:height="11.242cm" svg:x="1.24cm" svg:y="7.8cm">
          <draw:image xlink:href="Pictures/1000020100000226000001C8B5B8AA6831E03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draw:frame draw:style-name="gr15" draw:text-style-name="P12" draw:layer="layout" svg:width="11.2cm" svg:height="12.359cm" svg:x="3.2cm" svg:y="7.4cm">
          <draw:image xlink:href="Pictures/100000000000018C000001B54714EDF0FC79457A.jpg" xlink:type="simple" xlink:show="embed" xlink:actuate="onLoad">
            <text:p/>
          </draw:image>
        </draw:fram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のこりのまちがいの数は</text:span><text:span text:style-name="T3"><text:line-break/></text:span><text:span text:style-name="T3">どうやって数える？</text:span><text:span text:style-name="T9">（</text:span><text:span text:style-name="T9">1</text:span><text:span text:style-name="T9">）</text:span></text:p>
          </draw:text-box>
        </draw:frame>
        <draw:custom-shape draw:style-name="gr16" draw:text-style-name="P18" draw:layer="layout" svg:width="12.801cm" svg:height="2.563cm" svg:x="14cm" svg:y="17.2cm">
          <text:p text:style-name="P4"><text:span text:style-name="T11">「変数を作る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20.695cm" svg:height="1.826cm" svg:x="7cm" svg:y="5.978cm">
          <draw:text-box>
            <text:p text:style-name="P19"><text:span text:style-name="T12">「変数（へんすう）」を作って数えよう！</text:span></text:p>
          </draw:text-box>
        </draw:frame>
        <draw:custom-shape draw:style-name="gr18" draw:text-style-name="P21" draw:layer="layout" svg:width="4.4cm" svg:height="1.799cm" svg:x="3.4cm" svg:y="14.4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7.8cm" svg:y1="15.4cm" svg:x2="14cm" svg:y2="18.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Question01_20_h1_5f_" presentation:presentation-page-layout-name="AL2T19">
        <draw:frame draw:style-name="gr7" draw:text-style-name="P12" draw:layer="layout" svg:width="15.205cm" svg:height="8.947cm" svg:x="6.4cm" svg:y="9cm">
          <draw:image xlink:href="Pictures/100002010000026E0000016E38E829548D2EC7AC.png" xlink:type="simple" xlink:show="embed" xlink:actuate="onLoad">
            <text:p/>
          </draw:image>
        </draw:frame>
        <draw:custom-shape draw:style-name="gr20" draw:text-style-name="P12" draw:layer="layout" svg:width="15.2cm" svg:height="9.2cm" svg:x="6.4cm" svg:y="9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7" draw:layer="layout" svg:width="25.199cm" svg:height="3.939cm" svg:x="0.201cm" svg:y="1.731cm" presentation:class="title" presentation:user-transformed="true">
          <draw:text-box>
            <text:p><text:span text:style-name="T3">のこりのまちがいの数は</text:span><text:span text:style-name="T3"><text:line-break/></text:span><text:span text:style-name="T3">どうやって数える？</text:span><text:span text:style-name="T9">（</text:span><text:span text:style-name="T9">2</text:span><text:span text:style-name="T9">）</text:span></text:p>
          </draw:text-box>
        </draw:frame>
        <draw:custom-shape draw:style-name="gr21" draw:text-style-name="P18" draw:layer="layout" svg:width="22cm" svg:height="2.563cm" svg:x="2.4cm" svg:y="6.037cm">
          <text:p text:style-name="P4"><text:span text:style-name="T11">変数名に「のこりのまちがいの数」と入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1" draw:layer="layout" svg:width="8.4cm" svg:height="1.799cm" svg:x="9.2cm" svg:y="10.8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8.4cm" svg:y1="8.6cm" svg:x2="11.2cm" svg:y2="10.8cm">
          <text:p/>
        </draw:line>
        <draw:custom-shape draw:style-name="gr23" draw:text-style-name="P18" draw:layer="layout" svg:width="10.4cm" svg:height="2.167cm" svg:x="14.8cm" svg:y="18.596cm">
          <text:p text:style-name="P4"><text:span text:style-name="T11">「</text:span><text:span text:style-name="T11">OK</text:span><text:span text:style-name="T11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1" draw:layer="layout" svg:width="3cm" svg:height="1.799cm" svg:x="10.6cm" svg:y="15.7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3.6cm" svg:y1="17cm" svg:x2="16.2cm" svg:y2="18.596cm">
          <text:p/>
        </draw:line>
        <draw:custom-shape draw:style-name="gr25" draw:text-style-name="P23" draw:layer="layout" svg:width="1.6cm" svg:height="1.6cm" svg:x="1.5cm" svg:y="6.502cm">
          <text:p text:style-name="P4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3" draw:layer="layout" svg:width="1.6cm" svg:height="1.6cm" svg:x="14cm" svg:y="18.902cm">
          <text:p text:style-name="P4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7" draw:text-style-name="P12" draw:layer="layout" svg:width="15cm" svg:height="10.979cm" svg:x="3cm" svg:y="6.421cm">
          <draw:image xlink:href="Pictures/10000201000004C00000037A28161FCA1FEBF581.png" xlink:type="simple" xlink:show="embed" xlink:actuate="onLoad">
            <text:p/>
          </draw:image>
        </draw:frame>
        <draw:frame presentation:style-name="pr10" draw:text-style-name="P17" draw:layer="layout" svg:width="25.199cm" svg:height="2.4cm" svg:x="0.201cm" svg:y="2.499cm" presentation:class="title" presentation:user-transformed="true">
          <draw:text-box>
            <text:p><text:span text:style-name="T14">背景（はいけい）に同じ絵を並べるには？</text:span><text:span text:style-name="T14">(</text:span><text:span text:style-name="T14">１</text:span><text:span text:style-name="T14">)</text:span></text:p>
          </draw:text-box>
        </draw:frame>
        <draw:custom-shape draw:style-name="gr26" draw:text-style-name="P21" draw:layer="layout" svg:width="1.8cm" svg:height="1.599cm" svg:x="11.6cm" svg:y="6.0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2.4cm" svg:y1="7.6cm" svg:x2="17.6cm" svg:y2="17.637cm">
          <text:p/>
        </draw:line>
        <draw:custom-shape draw:style-name="gr27" draw:text-style-name="P18" draw:layer="layout" svg:width="15.9cm" svg:height="2.563cm" svg:x="11.3cm" svg:y="17.637cm">
          <text:p text:style-name="P4"><text:span text:style-name="T15">「追加」（ついか）をクリックす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.6cm" svg:height="1.6cm" svg:x="10.4cm" svg:y="18.102cm">
          <text:p text:style-name="P4"><text:span text:style-name="T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_5f_" presentation:presentation-page-layout-name="AL2T19">
        <draw:frame draw:style-name="gr7" draw:text-style-name="P12" draw:layer="layout" svg:width="12.094cm" svg:height="9.588cm" svg:x="15.2cm" svg:y="8.612cm">
          <draw:image xlink:href="Pictures/1000020100000486000003962846F39D033E1708.png" xlink:type="simple" xlink:show="embed" xlink:actuate="onLoad">
            <text:p/>
          </draw:image>
        </draw:frame>
        <draw:frame draw:style-name="gr7" draw:text-style-name="P12" draw:layer="layout" svg:width="13.718cm" svg:height="7.572cm" svg:x="0.8cm" svg:y="9.228cm">
          <draw:image xlink:href="Pictures/1000020100000904000004FAA3C7FFA1A1711C6F.png" xlink:type="simple" xlink:show="embed" xlink:actuate="onLoad">
            <text:p/>
          </draw:image>
        </draw:frame>
        <draw:frame presentation:style-name="pr10" draw:text-style-name="P17" draw:layer="layout" svg:width="25.199cm" svg:height="2.4cm" svg:x="0.201cm" svg:y="2.5cm" presentation:class="title" presentation:user-transformed="true">
          <draw:text-box>
            <text:p>背景に同じ絵を並べるには？(２)</text:p>
          </draw:text-box>
        </draw:frame>
        <draw:custom-shape draw:style-name="gr28" draw:text-style-name="P21" draw:layer="layout" svg:width="2.6cm" svg:height="2.399cm" svg:x="8.5cm" svg:y="10.90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12.6cm" svg:y1="8.363cm" svg:x2="9.8cm" svg:y2="10.901cm">
          <text:p/>
        </draw:line>
        <draw:custom-shape draw:style-name="gr27" draw:text-style-name="P18" draw:layer="layout" svg:width="15.9cm" svg:height="2.563cm" svg:x="1.5cm" svg:y="5.8cm">
          <text:p text:style-name="P4"><text:span text:style-name="T11">同じ絵をクリックす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.6cm" svg:height="1.6cm" svg:x="0.6cm" svg:y="6.265cm">
          <text:p text:style-name="P4"><text:span text:style-name="T1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20cm" svg:height="2.563cm" svg:x="7.4cm" svg:y="17.8cm">
          <text:p text:style-name="P4"><text:span text:style-name="T15">まんなかの丸を持って移動（いどう）す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1.6cm" svg:height="1.6cm" svg:x="6.513cm" svg:y="18.265cm">
          <text:p text:style-name="P4"><text:span text:style-name="T1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1" draw:layer="layout" svg:width="2.6cm" svg:height="2.399cm" svg:x="23.2cm" svg:y="12.502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2" draw:layer="layout" svg:x1="24.4cm" svg:y1="14.901cm" svg:x2="20.2cm" svg:y2="17.8cm">
          <text:p/>
        </draw:line>
        <draw:custom-shape draw:style-name="gr30" draw:text-style-name="P24" draw:layer="layout" svg:width="2.6cm" svg:height="1.8cm" draw:transform="rotate (-0.851197076197634) translate (24.954cm 13.2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Migu 1C3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adornments="標準" style:font-family-generic="roman" style:font-pitch="variable"/>
    <style:font-face style:name="Migu 1C4" svg:font-family="'Migu 1C'" style:font-family-generic="system" style:font-pitch="variable"/>
    <style:font-face style:name="Migu 1C5" svg:font-family="'Migu 1C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4" style:font-size-asian="24pt" style:language-asian="ja" style:country-asian="JP" style:font-name-complex="Migu 1C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18pt" style:font-style-asian="normal" style:font-weight-asian="normal" style:font-name-complex="Migu 1C4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1" fo:font-family="'Migu 1C'" style:font-pitch="variable" fo:font-size="32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top="0cm" fo:margin-bottom="0.4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top="0cm" fo:margin-bottom="0.3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top="0cm" fo:margin-bottom="0.2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top="0cm" fo:margin-bottom="0.1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top="0cm" fo:margin-bottom="0.1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top="0cm" fo:margin-bottom="0.1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top="0cm" fo:margin-bottom="0.1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top="0cm" fo:margin-bottom="0.1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54pt" fo:font-style="normal" fo:text-shadow="none" style:text-underline-style="none" fo:font-weight="normal" style:letter-kerning="true" style:font-name-asian="Migu 1C1" style:font-family-asian="'Migu 1C'" style:font-pitch-asian="variable" style:font-size-asian="54pt" style:font-style-asian="normal" style:font-weight-asian="normal" style:font-name-complex="Migu 1C4" style:font-family-complex="'Migu 1C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20pt" style:font-style-asian="normal" style:font-weight-asian="normal" style:font-name-complex="Migu 1C4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32pt" style:font-style-asian="normal" style:font-weight-asian="normal" style:font-name-complex="Migu 1C4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4" style:font-family-asian="'Migu 1C'" style:font-family-generic-asian="system" style:font-pitch-asian="variable" style:font-size-asian="44pt" style:font-style-asian="normal" style:font-weight-asian="normal" style:font-name-complex="Migu 1C4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2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2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3" fo:font-family="'Migu 1C'" style:font-style-name="標準" style:font-pitch="variable" fo:font-size="44pt" fo:font-style="normal" fo:text-shadow="none" style:text-underline-style="none" fo:font-weight="normal" style:letter-kerning="true" style:font-name-asian="Migu 1C3" style:font-family-asian="'Migu 1C'" style:font-style-name-asian="標準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1_5f_-title">
      <style:graphic-properties draw:auto-grow-height="false" fo:min-height="3.507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0613F7A038061F4C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7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DF47E2973086D189.png" xlink:type="simple" xlink:show="embed" xlink:actuate="onLoad">
          <text:p/>
        </draw:image>
      </draw:frame>
      <draw:frame presentation:style-name="Mpr1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6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1:11.068620525</dc:date>
    <meta:editing-duration>P2DT3H21M47S</meta:editing-duration>
    <meta:editing-cycles>392</meta:editing-cycles>
    <meta:generator>LibreOffice/5.1.6.2$Linux_X86_64 LibreOffice_project/10m0$Build-2</meta:generator>
    <meta:print-date>2015-11-22T13:57:40.873358000</meta:print-date>
    <meta:document-statistic meta:object-count="142"/>
  </office:meta>
</office:document-meta>
</file>